
<file path=META-INF/manifest.xml><?xml version="1.0" encoding="utf-8"?>
<!DOCTYPE manifest  PUBLIC '-//OpenOffice.org//DTD Manifest 1.0//EN'  'Manifest.dtd'>
<manifest:manifest xmlns:manifest="http://openoffice.org/2001/manifest">
  <manifest:file-entry manifest:media-type="application/vnd.oasis.opendocument.text" manifest:full-path="/"/>
  <manifest:file-entry manifest:media-type="application/vnd.sun.xml.ui.configuration" manifest:full-path="Configurations2/"/>
  <manifest:file-entry manifest:media-type="image/png" manifest:full-path="Pictures/100000000000005C0000005C7D0835A9.png"/>
  <manifest:file-entry manifest:media-type="" manifest:full-path="Pictures/"/>
  <manifest:file-entry manifest:media-type="text/xml" manifest:full-path="content.xml"/>
  <manifest:file-entry manifest:media-type="" manifest:full-path="Basic/Standard/Modul1.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tarBasic" script:event-name="dom:load" script:macro-name="document:Standard.Modul1.InitOnLoad"/>
    </office:event-listeners>
  </office:scripts>
  <office:font-face-decls>
    <style:font-face style:name="Andale WT UI" svg:font-family="'Andale WT UI', 'MS Mincho', 'HG Mincho L', 'MS PGothic', 'Arial Unicode MS'"/>
    <style:font-face style:name="Simplified Arabic" svg:font-family="'Simplified Arabic', 'Andale WT UI', 'Arial Unicode MS'"/>
    <style:font-face style:name="Thorndale" svg:font-family="Thorndale" style:font-family-generic="roman" style:font-pitch="variable"/>
    <style:font-face style:name="Arial" svg:font-family="Arial" style:font-family-generic="swiss" style:font-pitch="variable"/>
  </office:font-face-decls>
  <office:automatic-styles>
    <style:style style:name="P1" style:family="paragraph" style:parent-style-name="Text_20_body">
      <style:paragraph-properties fo:margin-top="0cm" fo:margin-bottom="0.212cm" fo:text-align="center" style:justify-single-word="false"/>
      <style:text-properties fo:font-size="48pt"/>
    </style:style>
    <style:style style:name="P2" style:family="paragraph"/>
    <style:style style:name="P3" style:family="paragraph">
      <style:text-properties fo:font-family="Thorndale" style:font-style-name="Regular" fo:font-size="16pt"/>
    </style:style>
    <style:style style:name="P4" style:family="paragraph">
      <style:text-properties fo:font-size="8pt"/>
    </style:style>
    <style:style style:name="P5" style:family="paragraph">
      <style:text-properties fo:font-family="Thorndale" style:font-style-name="Regular" fo:font-size="12pt"/>
    </style:style>
    <style:style style:name="P6" style:family="paragraph" style:parent-style-name="Standard">
      <style:text-properties fo:font-weight="bold"/>
    </style:style>
    <style:style style:name="P7" style:family="paragraph">
      <style:text-properties style:text-line-through-style="none" fo:font-size="10pt" style:text-underline-style="none"/>
    </style:style>
    <style:style style:name="P8" style:family="paragraph">
      <style:text-properties fo:font-size="16pt"/>
    </style:style>
    <style:style style:name="P9" style:family="paragraph">
      <style:text-properties fo:font-family="Arial" style:font-family-generic="swiss" fo:font-size="16pt"/>
    </style:style>
    <style:style style:name="P10" style:family="paragraph">
      <style:text-properties fo:font-family="Thorndale" style:font-style-name="Regular" fo:font-size="14pt"/>
    </style:style>
    <style:style style:name="T1" style:family="text">
      <style:text-properties fo:font-size="44pt" style:font-size-asian="44pt" style:font-size-complex="44pt"/>
    </style:style>
    <style:style style:name="gr1" style:family="graphic">
      <style:graphic-properties fo:border="none #000000" style:wrap="run-through" style:vertical-pos="middle" style:vertical-rel="line" style:horizontal-pos="from-left" style:horizontal-rel="paragraph" draw:wrap-influence-on-position="once-concurrent" style:flow-with-text="false"/>
    </style:style>
    <style:style style:name="gr2" style:family="graphic">
      <style:graphic-properties style:wrap="run-through"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fo:border="none #000000" style:wrap="run-through"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CommandButtonOrder" form:control-implementation="ooo:com.sun.star.form.component.CommandButton" form:id="control1" form:label="Order now !" office:target-frame="" xlink:href="" form:image-data="" form:delay-for-repeat="PT0.50S" form:image-position="top" form:image-alig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odul1.OrderPressed"/>
            </office:event-listeners>
          </form:button>
          <form:fixed-text form:name="LabelTotal" form:control-implementation="ooo:com.sun.star.form.component.FixedText" form:id="control2" form:label="Total:"/>
          <form:formatted-text form:name="TotalCF" form:control-implementation="ooo:com.sun.star.form.component.CurrencyField" form:id="control3" form:current-value="1.6" form:min-value="-1000000" form:max-value="1000000">
            <form:properties>
              <form:property form:property-name="CurrencySymbol" office:value-type="string" office:string-value=" $ "/>
              <form:property form:property-name="DefaultControl" office:value-type="string" office:string-value="stardiv.one.form.control.CurrencyField"/>
              <form:property form:property-name="PrependCurrencySymbol" office:value-type="boolean" office:boolean-value="true"/>
            </form:properties>
          </form:formatted-text>
          <form:fixed-text form:name="LabelType" form:control-implementation="ooo:com.sun.star.form.component.FixedText" form:id="control4" form:label="Type:"/>
          <form:radio form:name="TypeRB" form:control-implementation="ooo:com.sun.star.form.component.RadioButton" form:id="control5" form:label="Beef ($1.50)" form:current-selected="true" form:selected="true" form:value="1" form:image-position="center">
            <form:properties>
              <form:property form:property-name="DefaultControl" office:value-type="string" office:string-value="stardiv.one.form.control.RadioButton"/>
            </form:properties>
          </form:radio>
          <form:radio form:name="TypeRB" form:control-implementation="ooo:com.sun.star.form.component.RadioButton" form:id="control6" form:label="Chicken ($1.20)" form:value="2" form:image-position="center">
            <form:properties>
              <form:property form:property-name="DefaultControl" office:value-type="string" office:string-value="stardiv.one.form.control.RadioButton"/>
            </form:properties>
          </form:radio>
          <form:radio form:name="TypeRB" form:control-implementation="ooo:com.sun.star.form.component.RadioButton" form:id="control7" form:label="Fish ($1.80)" form:value="3" form:image-position="center">
            <form:properties>
              <form:property form:property-name="DefaultControl" office:value-type="string" office:string-value="stardiv.one.form.control.RadioButton"/>
            </form:properties>
          </form:radio>
          <form:radio form:name="TypeRB" form:control-implementation="ooo:com.sun.star.form.component.RadioButton" form:id="control8" form:label="Vegetable ($1.00)" form:value="4" form:image-position="center">
            <form:properties>
              <form:property form:property-name="DefaultControl" office:value-type="string" office:string-value="stardiv.one.form.control.RadioButton"/>
            </form:properties>
          </form:radio>
          <form:fixed-text form:name="LabelSauce" form:control-implementation="ooo:com.sun.star.form.component.FixedText" form:id="control9" form:label="Sauce:"/>
          <form:listbox form:name="BeverageLB" form:control-implementation="ooo:com.sun.star.form.component.ListBox" form:id="control10" form:size="0" form:bound-column="1">
            <form:properties>
              <form:property form:property-name="DefaultControl" office:value-type="string" office:string-value="stardiv.one.form.control.ListBox"/>
            </form:properties>
            <office:event-listeners>
              <script:event-listener script:language="ooo:StarBasic" script:event-name="form:itemstatechange" script:macro-name="document:Standard.Modul1.BeverageChanged"/>
            </office:event-listeners>
            <form:option form:label="None ($0.00)" form:value=""/>
            <form:option form:label="Water ($1.00)" form:value=""/>
            <form:option form:label="Cola ($1.50)" form:value=""/>
            <form:option form:label="Beer ($2.00)" form:value=""/>
            <form:option form:label="Red wine ($3.00)" form:value=""/>
            <form:option form:label="White wine ($3.00)" form:value=""/>
            <form:option form:label="Milk ($1.50)" form:value=""/>
            <form:option form:label="Ginger Ale ($1.50)" form:value=""/>
            <form:option form:label="Apple juice ($2.00)" form:value=""/>
            <form:option form:label="Orange juice ($2.00)" form:value=""/>
          </form:listbox>
          <form:fixed-text form:name="ToppingsLbl" form:control-implementation="ooo:com.sun.star.form.component.FixedText" form:id="control11" form:label="Toppings:"/>
          <form:checkbox form:name="ToppingsCB0" form:control-implementation="ooo:com.sun.star.form.component.CheckBox" form:id="control12" form:label="Pickles" form:state="checked" form:current-state="checked" form:image-position="center">
            <form:properties>
              <form:property form:property-name="DefaultControl" office:value-type="string" office:string-value="stardiv.one.form.control.CheckBox"/>
              <form:property form:property-name="SecondaryRefValue" office:value-type="string" office:string-value=""/>
            </form:properties>
          </form:checkbox>
          <form:checkbox form:name="ToppingsCB1" form:control-implementation="ooo:com.sun.star.form.component.CheckBox" form:id="control13" form:label="Onion rings" form:image-position="center">
            <form:properties>
              <form:property form:property-name="DefaultControl" office:value-type="string" office:string-value="stardiv.one.form.control.CheckBox"/>
              <form:property form:property-name="SecondaryRefValue" office:value-type="string" office:string-value=""/>
            </form:properties>
          </form:checkbox>
          <form:checkbox form:name="ToppingsCB2" form:control-implementation="ooo:com.sun.star.form.component.CheckBox" form:id="control14" form:label="Lettuce" form:image-position="center">
            <form:properties>
              <form:property form:property-name="DefaultControl" office:value-type="string" office:string-value="stardiv.one.form.control.CheckBox"/>
              <form:property form:property-name="SecondaryRefValue" office:value-type="string" office:string-value=""/>
            </form:properties>
          </form:checkbox>
          <form:checkbox form:name="ToppingsCB3" form:control-implementation="ooo:com.sun.star.form.component.CheckBox" form:id="control15" form:label="Tomatoes" form:image-position="center">
            <form:properties>
              <form:property form:property-name="DefaultControl" office:value-type="string" office:string-value="stardiv.one.form.control.CheckBox"/>
              <form:property form:property-name="SecondaryRefValue" office:value-type="string" office:string-value=""/>
            </form:properties>
          </form:checkbox>
          <form:checkbox form:name="ToppingsCB4" form:control-implementation="ooo:com.sun.star.form.component.CheckBox" form:id="control16" form:label="Bacon" form:image-position="center">
            <form:properties>
              <form:property form:property-name="DefaultControl" office:value-type="string" office:string-value="stardiv.one.form.control.CheckBox"/>
              <form:property form:property-name="SecondaryRefValue" office:value-type="string" office:string-value=""/>
            </form:properties>
          </form:checkbox>
          <form:checkbox form:name="ToppingsCB5" form:control-implementation="ooo:com.sun.star.form.component.CheckBox" form:id="control17" form:label="Cheese" form:image-position="center">
            <form:properties>
              <form:property form:property-name="DefaultControl" office:value-type="string" office:string-value="stardiv.one.form.control.CheckBox"/>
              <form:property form:property-name="SecondaryRefValue" office:value-type="string" office:string-value=""/>
            </form:properties>
          </form:checkbox>
          <form:checkbox form:name="SauceCB0" form:control-implementation="ooo:com.sun.star.form.component.CheckBox" form:id="control18" form:label="Ketchup" form:state="checked" form:current-state="checked" form:image-position="center">
            <form:properties>
              <form:property form:property-name="DefaultControl" office:value-type="string" office:string-value="stardiv.one.form.control.CheckBox"/>
              <form:property form:property-name="SecondaryRefValue" office:value-type="string" office:string-value=""/>
            </form:properties>
          </form:checkbox>
          <form:checkbox form:name="SauceCB1" form:control-implementation="ooo:com.sun.star.form.component.CheckBox" form:id="control19" form:label="Mayonnaise" form:image-position="center">
            <form:properties>
              <form:property form:property-name="DefaultControl" office:value-type="string" office:string-value="stardiv.one.form.control.CheckBox"/>
              <form:property form:property-name="SecondaryRefValue" office:value-type="string" office:string-value=""/>
            </form:properties>
          </form:checkbox>
          <form:checkbox form:name="SauceCB2" form:control-implementation="ooo:com.sun.star.form.component.CheckBox" form:id="control20" form:label="Mustard" form:image-position="center">
            <form:properties>
              <form:property form:property-name="DefaultControl" office:value-type="string" office:string-value="stardiv.one.form.control.CheckBox"/>
              <form:property form:property-name="SecondaryRefValue" office:value-type="string" office:string-value=""/>
            </form:properties>
          </form:checkbox>
          <form:checkbox form:name="SauceCB3" form:control-implementation="ooo:com.sun.star.form.component.CheckBox" form:id="control21" form:label="Curry" form:image-position="center">
            <form:properties>
              <form:property form:property-name="DefaultControl" office:value-type="string" office:string-value="stardiv.one.form.control.CheckBox"/>
              <form:property form:property-name="SecondaryRefValue" office:value-type="string" office:string-value=""/>
            </form:properties>
          </form:checkbox>
          <form:checkbox form:name="CheckBox5" form:control-implementation="ooo:com.sun.star.form.component.CheckBox" form:id="control22" form:label="Bacon" form:image-position="center">
            <form:properties>
              <form:property form:property-name="DefaultControl" office:value-type="string" office:string-value="stardiv.one.form.control.CheckBox"/>
              <form:property form:property-name="SecondaryRefValue" office:value-type="string" office:string-value=""/>
            </form:properties>
          </form:checkbox>
          <form:checkbox form:name="CheckBox6" form:control-implementation="ooo:com.sun.star.form.component.CheckBox" form:id="control23" form:label="Cheese" form:image-position="center">
            <form:properties>
              <form:property form:property-name="DefaultControl" office:value-type="string" office:string-value="stardiv.one.form.control.CheckBox"/>
              <form:property form:property-name="SecondaryRefValue" office:value-type="string" office:string-value=""/>
            </form:properties>
          </form:checkbox>
          <form:fixed-text form:name="LabelBeverage" form:control-implementation="ooo:com.sun.star.form.component.FixedText" form:id="control24" form:label="Beverage:"/>
          <form:fixed-text form:name="LabelAge" form:control-implementation="ooo:com.sun.star.form.component.FixedText" form:id="control25" form:label="How old are you?"/>
          <form:radio form:name="AgeRB" form:control-implementation="ooo:com.sun.star.form.component.RadioButton" form:id="control26" form:label="0 to 6" form:value="1" form:image-position="center">
            <form:properties>
              <form:property form:property-name="DefaultControl" office:value-type="string" office:string-value="stardiv.one.form.control.RadioButton"/>
            </form:properties>
          </form:radio>
          <form:radio form:name="AgeRB" form:control-implementation="ooo:com.sun.star.form.component.RadioButton" form:id="control27" form:label="6 to 21" form:value="2" form:image-position="center">
            <form:properties>
              <form:property form:property-name="DefaultControl" office:value-type="string" office:string-value="stardiv.one.form.control.RadioButton"/>
            </form:properties>
          </form:radio>
          <form:radio form:name="AgeRB" form:control-implementation="ooo:com.sun.star.form.component.RadioButton" form:id="control28" form:label="21 to 99" form:current-selected="true" form:selected="true" form:value="3" form:image-position="center">
            <form:properties>
              <form:property form:property-name="DefaultControl" office:value-type="string" office:string-value="stardiv.one.form.control.RadioButton"/>
            </form:properties>
          </form:radio>
          <form:fixed-text form:name="LabelNumber" form:control-implementation="ooo:com.sun.star.form.component.FixedText" form:id="control29" form:label="Number:"/>
          <form:formatted-text form:name="NumberField" form:control-implementation="ooo:com.sun.star.form.component.NumericField" form:id="control30" form:current-value="1" form:value="1" form:min-value="1" form:max-value="1000000">
            <form:properties>
              <form:property form:property-name="DecimalAccuracy" office:value-type="float" office:value="0"/>
              <form:property form:property-name="DefaultControl" office:value-type="string" office:string-value="stardiv.one.form.control.NumericField"/>
              <form:property form:property-name="Spin" office:value-type="boolean" office:boolean-value="true"/>
            </form:properties>
            <office:event-listeners>
              <script:event-listener script:language="ooo:StarBasic" script:event-name="form:textchange" script:macro-name="document:Standard.Modul1.NumberChanged"/>
            </office:event-listeners>
          </form:formatted-text>
          <form:textarea form:name="ChoiceTF" form:control-implementation="ooo:com.sun.star.form.component.TextField" form:id="control31" form:current-value="A Beef-Burger with Pickles&#13;As Sauce(s): Ketchup&#13;">
            <form:properties>
              <form:property form:property-name="DefaultControl" office:value-type="string" office:string-value="stardiv.one.form.control.Edit"/>
              <form:property form:property-name="LineEndFormat" office:value-type="float" office:value="105"/>
              <form:property form:property-name="MultiLine" office:value-type="boolean" office:boolean-value="true"/>
            </form:properties>
          </form:textarea>
          <form:fixed-text form:name="LabelChoice1" form:control-implementation="ooo:com.sun.star.form.component.FixedText" form:id="control32" form:label="Your"/>
          <form:fixed-text form:name="LabelChoice2" form:control-implementation="ooo:com.sun.star.form.component.FixedText" form:id="control33" form:label="Choice:"/>
          <form:formatted-text form:name="PriceCF" form:control-implementation="ooo:com.sun.star.form.component.CurrencyField" form:id="control34" form:current-value="1.6" form:min-value="-1000000" form:max-value="1000000">
            <form:properties>
              <form:property form:property-name="CurrencySymbol" office:value-type="string" office:string-value="$ "/>
              <form:property form:property-name="DefaultControl" office:value-type="string" office:string-value="stardiv.one.form.control.CurrencyField"/>
              <form:property form:property-name="PrependCurrencySymbol" office:value-type="boolean" office:boolean-value="true"/>
            </form:properties>
          </form:formatted-text>
          <form:fixed-text form:name="LabelPrice" form:control-implementation="ooo:com.sun.star.form.component.FixedText" form:id="control35" form:label="Price:"/>
          <form:fixed-text form:name="ToppingPriceLbl" form:control-implementation="ooo:com.sun.star.form.component.FixedText" form:id="control36" form:label="$0.10 each"/>
          <form:image form:name="TypeImage" form:control-implementation="ooo:com.sun.star.form.component.ImageButton" form:id="control37" office:target-frame="" xlink:href="" form:image-data="../beef.wmf">
            <form:properties>
              <form:property form:property-name="DefaultControl" office:value-type="string" office:string-value="stardiv.one.form.control.ImageButton"/>
            </form:properties>
          </form:image>
          <form:image form:name="BurgerImage1" form:control-implementation="ooo:com.sun.star.form.component.ImageButton" form:id="control38" office:target-frame="" xlink:href="" form:image-data="../burger.wmf">
            <form:properties>
              <form:property form:property-name="DefaultControl" office:value-type="string" office:string-value="stardiv.one.form.control.ImageButton"/>
            </form:properties>
          </form:image>
          <form:image form:name="BurgerImage2" form:control-implementation="ooo:com.sun.star.form.component.ImageButton" form:id="control39" office:target-frame="" xlink:href="" form:image-data="../burger.wmf">
            <form:properties>
              <form:property form:property-name="DefaultControl" office:value-type="string" office:string-value="stardiv.one.form.control.ImageButton"/>
            </form:properties>
          </form:imag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draw:control text:anchor-type="as-char" draw:z-index="22" draw:style-name="gr1" draw:text-style-name="P2" svg:width="1.505cm" svg:height="1.505cm" draw:control="control38"/> <text:span text:style-name="T1">Burger Factory</text:span> <draw:control text:anchor-type="as-char" draw:z-index="23" draw:style-name="gr1" draw:text-style-name="P2" svg:width="1.505cm" svg:height="1.505cm" draw:control="control39"/> </text:p>
      <text:p text:style-name="Standard"><draw:control text:anchor-type="paragraph" draw:z-index="13" draw:style-name="gr2" draw:text-style-name="P3" svg:width="5.432cm" svg:height="0.939cm" svg:x="1.305cm" svg:y="0.626cm" draw:control="control25"/> </text:p>
      <text:p text:style-name="Standard"><draw:g text:anchor-type="paragraph" draw:z-index="14" draw:style-name="gr3"><draw:control draw:text-style-name="P2" svg:width="1.479cm" svg:height="0.405cm" svg:x="7.505cm" svg:y="0.106cm" draw:control="control26"/><draw:control draw:text-style-name="P2" svg:width="1.594cm" svg:height="0.405cm" svg:x="9.505cm" svg:y="0.106cm" draw:control="control27"/><draw:control draw:text-style-name="P2" svg:width="1.849cm" svg:height="0.405cm" svg:x="11.506cm" svg:y="0.106cm" draw:control="control28"/></draw:g></text:p>
      <text:p text:style-name="Standard"/>
      <text:p text:style-name="Standard"><draw:control text:anchor-type="paragraph" draw:z-index="6" draw:style-name="gr2" draw:text-style-name="P4" svg:width="3.006cm" svg:height="2.707cm" svg:x="11.005cm" svg:y="0.429cm" draw:control="control10"/> </text:p>
      <text:p text:style-name="Standard"><draw:g text:anchor-type="paragraph" draw:z-index="4" draw:style-name="gr3"><draw:control draw:text-style-name="P2" svg:width="2.671cm" svg:height="0.346cm" svg:x="4.505cm" svg:y="0.148cm" draw:control="control5"/><draw:control draw:text-style-name="P2" svg:width="2.671cm" svg:height="0.348cm" svg:x="4.505cm" svg:y="0.6cm" draw:control="control6"/><draw:control draw:text-style-name="P2" svg:width="2.671cm" svg:height="0.346cm" svg:x="4.505cm" svg:y="1.055cm" draw:control="control7"/><draw:control draw:text-style-name="P2" svg:width="3.035cm" svg:height="0.346cm" svg:x="4.505cm" svg:y="1.506cm" draw:control="control8"/></draw:g><draw:control text:anchor-type="paragraph" draw:z-index="12" draw:style-name="gr2" draw:text-style-name="P3" svg:width="3.036cm" svg:height="1.068cm" svg:x="7.969cm" svg:y="0.005cm" draw:control="control24"/><draw:control text:anchor-type="paragraph" draw:z-index="3" draw:style-name="gr2" draw:text-style-name="P3" svg:width="1.99cm" svg:height="1.098cm" svg:x="1.305cm" svg:y="0.005cm" draw:control="control4"/> <text:s text:c="2"/></text:p>
      <text:p text:style-name="Standard"/>
      <text:p text:style-name="Standard"><draw:control text:anchor-type="paragraph" draw:z-index="21" draw:style-name="gr4" draw:text-style-name="P2" svg:width="1.805cm" svg:height="1.805cm" svg:x="1.205cm" svg:y="-0.127cm" draw:control="control37"/> </text:p>
      <text:p text:style-name="Standard"/>
      <text:p text:style-name="Standard"/>
      <text:p text:style-name="Standard"/>
      <text:p text:style-name="Standard"><draw:g text:anchor-type="paragraph" draw:z-index="11" draw:style-name="gr3"><draw:control draw:text-style-name="P2" svg:width="3.208cm" svg:height="0.588cm" svg:x="11.005cm" svg:y="0.928cm" draw:control="control18"/><draw:control draw:text-style-name="P2" svg:width="3.208cm" svg:height="0.588cm" svg:x="11.005cm" svg:y="1.526cm" draw:control="control19"/><draw:control draw:text-style-name="P2" svg:width="3.208cm" svg:height="0.588cm" svg:x="11.005cm" svg:y="2.126cm" draw:control="control20"/><draw:control draw:text-style-name="P2" svg:width="3.208cm" svg:height="0.588cm" svg:x="11.005cm" svg:y="2.725cm" draw:control="control21"/></draw:g><draw:g text:anchor-type="paragraph" draw:z-index="9" draw:style-name="gr3"><draw:control draw:text-style-name="P2" svg:width="3.208cm" svg:height="0.588cm" svg:x="4.505cm" svg:y="0.928cm" draw:control="control12"/><draw:control draw:text-style-name="P2" svg:width="3.208cm" svg:height="0.588cm" svg:x="4.505cm" svg:y="1.526cm" draw:control="control13"/><draw:control draw:text-style-name="P2" svg:width="3.208cm" svg:height="0.588cm" svg:x="4.505cm" svg:y="2.126cm" draw:control="control14"/><draw:control draw:text-style-name="P2" svg:width="3.208cm" svg:height="0.588cm" svg:x="4.505cm" svg:y="2.725cm" draw:control="control15"/><draw:control draw:text-style-name="P2" svg:width="3.208cm" svg:height="0.588cm" svg:x="4.505cm" svg:y="3.327cm" draw:control="control16"/><draw:control draw:text-style-name="P2" svg:width="3.208cm" svg:height="0.588cm" svg:x="4.505cm" svg:y="3.927cm" draw:control="control17"/></draw:g><draw:control text:anchor-type="paragraph" draw:z-index="5" draw:style-name="gr2" draw:text-style-name="P3" svg:width="1.99cm" svg:height="0.879cm" svg:x="8.005cm" svg:y="0.716cm" draw:control="control9"/> <text:s/></text:p>
      <text:p text:style-name="Standard"><draw:control text:anchor-type="paragraph" draw:z-index="10" draw:style-name="gr2" draw:text-style-name="P3" svg:width="2.975cm" svg:height="0.929cm" svg:x="1.295cm" svg:y="0.263cm" draw:control="control11"/> </text:p>
      <text:p text:style-name="Standard"/>
      <text:p text:style-name="Standard"><draw:control text:anchor-type="paragraph" draw:z-index="20" draw:style-name="gr2" draw:text-style-name="P5" svg:width="3.082cm" svg:height="0.56cm" svg:x="1.423cm" svg:y="0.242cm" draw:control="control36"/> </text:p>
      <text:p text:style-name="Standard"/>
      <text:p text:style-name="Standard"/>
      <text:p text:style-name="P6"/>
      <text:p text:style-name="Standard"/>
      <text:p text:style-name="Standard"/>
      <text:p text:style-name="Standard"/>
      <text:p text:style-name="Standard"><draw:control text:anchor-type="paragraph" draw:z-index="7" draw:style-name="gr2" draw:text-style-name="P7" svg:width="9.506cm" svg:height="2.006cm" svg:x="4.505cm" svg:y="0.125cm" draw:control="control31"/><draw:control text:anchor-type="paragraph" draw:z-index="8" draw:style-name="gr2" draw:text-style-name="P3" svg:width="2.908cm" svg:height="0.874cm" svg:x="1.305cm" svg:y="0.265cm" draw:control="control32"/> <text:s/></text:p>
      <text:p text:style-name="Standard"/>
      <text:p text:style-name="Standard"><draw:control text:anchor-type="paragraph" draw:z-index="17" draw:style-name="gr2" draw:text-style-name="P3" svg:width="2.871cm" svg:height="0.909cm" svg:x="1.305cm" svg:y="0.016cm" draw:control="control33"/> </text:p>
      <text:p text:style-name="Standard"/>
      <text:p text:style-name="Standard"/>
      <text:p text:style-name="Standard"><draw:control text:anchor-type="paragraph" draw:z-index="15" draw:style-name="gr2" draw:text-style-name="P3" svg:width="2.562cm" svg:height="0.879cm" svg:x="9.056cm" svg:y="0.46cm" draw:control="control29"/><draw:control text:anchor-type="paragraph" draw:z-index="16" draw:style-name="gr2" draw:text-style-name="P8" svg:width="2.006cm" svg:height="1.006cm" svg:x="11.887cm" svg:y="0.332cm" draw:control="control30"/> <text:s/></text:p>
      <text:p text:style-name="Standard"><draw:control text:anchor-type="paragraph" draw:z-index="18" draw:style-name="gr2" draw:text-style-name="P9" svg:width="4.007cm" svg:height="1.006cm" svg:x="4.505cm" svg:y="-0.171cm" draw:control="control34"/><draw:control text:anchor-type="paragraph" draw:z-index="19" draw:style-name="gr2" draw:text-style-name="P3" svg:width="1.99cm" svg:height="0.902cm" svg:x="1.305cm" svg:y="0.005cm" draw:control="control35"/> <text:s/></text:p>
      <text:p text:style-name="Standard"/>
      <text:p text:style-name="Standard"/>
      <text:p text:style-name="Standard"><draw:control text:anchor-type="paragraph" draw:z-index="1" draw:style-name="gr2" draw:text-style-name="P3" svg:width="1.99cm" svg:height="0.876cm" svg:x="1.305cm" svg:y="0.256cm" draw:control="control2"/><draw:control text:anchor-type="paragraph" draw:z-index="2" draw:style-name="gr2" draw:text-style-name="P9" svg:width="4.007cm" svg:height="1.006cm" svg:x="4.505cm" svg:y="0.076cm" draw:control="control3"/><draw:control text:anchor-type="paragraph" draw:z-index="0" draw:style-name="gr2" draw:text-style-name="P10" svg:width="4.007cm" svg:height="1.006cm" svg:x="9.887cm" svg:y="0.076cm" draw:control="control1"/> <text:s text:c="2"/></text:p>
      <text:p text:style-name="Standard"/>
      <text:p text:style-name="Standard"/>
      <text:p text:style-name="Standard"/>
      <text:p text:style-name="Standard"/>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WT UI" svg:font-family="'Andale WT UI', 'MS Mincho', 'HG Mincho L', 'MS PGothic', 'Arial Unicode MS'"/>
    <style:font-face style:name="Simplified Arabic" svg:font-family="'Simplified Arabic', 'Andale WT UI', 'Arial Unicode MS'"/>
    <style:font-face style:name="Thorndale" svg:font-family="Thorndale"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paragraph-properties style:text-autospace="ideograph-alpha" style:line-break="strict" style:writing-mode="lr-tb">
        <style:tab-stops/>
      </style:paragraph-properties>
      <style:text-properties fo:color="#000000" style:font-name="Thorndale" fo:font-size="12pt" fo:language="de" fo:country="DE" style:font-name-asian="Andale WT UI" style:font-size-asian="12pt" style:language-asian="none" style:country-asian="none" style:font-name-complex="Simplified Arabic" style:font-size-complex="12pt" style:language-complex="none" style:country-complex="none"/>
    </style:default-style>
    <style:default-style style:family="paragraph">
      <style:table-properties table:border-model="separating"/>
      <style:table-row-properties fo:keep-together="always"/>
      <style:paragraph-properties fo:hyphenation-ladder-count="no-limit" style:text-autospace="ideograph-alpha" style:punctuation-wrap="hanging" style:line-break="strict" style:tab-stop-distance="1.251cm" style:writing-mode="page"/>
      <style:text-properties fo:color="#000000" fo:font-size="12pt" fo:language="de" fo:country="DE" style:font-size-asian="12pt" style:language-asian="none" style:country-asian="none" style:font-size-complex="12pt" style:language-complex="none" style:country-complex="none" fo:hyphenate="false" fo:hyphenation-remain-char-count="2" fo:hyphenation-push-char-count="2"/>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Heading_20_10" style:display-name="Heading 10" style:family="paragraph" style:parent-style-name="Heading" style:next-style-name="Text_20_body" style:class="text">
      <style:text-properties fo:font-size="75%" fo:font-weight="bold"/>
    </style:style>
    <style:style style:name="Caption" style:family="paragraph" style:parent-style-name="Standard" style:class="extra">
      <style:paragraph-properties fo:margin-top="0.212cm" fo:margin-bottom="0.212cm"/>
      <style:text-properties fo:font-size="10pt" fo:font-style="italic"/>
    </style:style>
    <style:style style:name="Illustration" style:family="paragraph" style:parent-style-name="Caption" style:class="extra"/>
    <style:style style:name="Footnote_20_Symbol" style:display-name="Footnote Symbol"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fo:background-color="#ffffff" style:writing-mode="lr-tb" style:footnote-max-height="0cm">
        <style:background-image xlink:href="Pictures/100000000000005C0000005C7D0835A9.png" xlink:type="simple" xlink:actuate="onLoad"/>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_Beta$Linux OpenOffice.org_project/680m66$Build-8852$CWS-sdksample</meta:generator>
    <meta:creation-date>2000-05-30T13:05:41</meta:creation-date>
    <dc:date>2005-01-11T13:57:35</dc:date>
    <meta:print-date>0-00-00T00:00:00</meta:print-date>
    <dc:language>de-DE</dc:language>
    <meta:editing-cycles>0</meta:editing-cycles>
    <meta:editing-duration>PT0S</meta:editing-duration>
    <meta:user-defined meta:name="Info 0"/>
    <meta:user-defined meta:name="Info 1"/>
    <meta:user-defined meta:name="Info 2"/>
    <meta:user-defined meta:name="Info 3"/>
    <meta:document-statistic meta:table-count="0" meta:image-count="0" meta:object-count="0" meta:page-count="1" meta:paragraph-count="13" meta:word-count="2" meta:character-count="39"/>
  </office:meta>
</office:document-meta>
</file>

<file path=Basic/Standard/Modul1.xml><?xml version="1.0" encoding="utf-8"?>
<!DOCTYPE module  PUBLIC '-//OpenOffice.org//DTD OfficeDocument 1.0//EN'  'module.dtd'>
<script:module xmlns:script="http://openoffice.org/2000/script" script:name="Modul1" script:language="StarBasic">REM *****  StarOne Example  *****

Option Explicit

REM Form containing all controls
Global oForm As Object

REM URLs to type graphics
Global mTypePictureURLs( 3 )

REM Actual type
Global eType As Integer
Const TypeBeef		= 0
Const TypeChicken	= 1
Const TypeFish		= 2
Const TypeVegetable	= 3

REM Actual age
Global eAge As Integer
Const Age0To6		= 0
Const Age6To16		= 1
Const Age16To99		= 2

REM Actual price, stored in a variable to avoid
REM recalculation when only the number changes
Global fPrice As Double

REM Indices of Type Radio Controls
Global nTypeRadioGroupStartIndex As Integer
Global nTypeRadioGroupEndIndex As Integer

REM Indices of Age Radio Controls
Global nAgeRadioGroupStartIndex As Integer
Global nAgeRadioGroupEndIndex As Integer

REM Array of type names and prices
Global mTypeNames
Global mTypePrices

REM Array of beverage names 
Global mBeverageNames
Global mBeveragePrices

REM Array of arrays of allowed beverages for every age group
Global mAllowedBeverageLists( 2 )


REM Initialize all when the document is loaded
Sub InitOnLoad
	REM Access document, view and form	
	Dim oDoc as Object
	Dim oView as Object
	oDoc = ThisComponent
	oView = oDoc.CurrentController
	oForm = oDoc.DrawPage.Forms.GetByName("Standard")

	REM Get graphic URLs by analysing document URL
	REM Search last '/' to get the path without name
	Dim sDocURL As String
	Dim sToSearch As String
	Dim nLastPos As Integer
	Dim nPos As Integer
	sDocURL = oDoc.URL
	sToSearch = "/"
	nPos = 0
	Do
		nLastPos = nPos + 1 
		nPos = Instr( nLastPos, sDocURL, sToSearch )
	Loop Until nPos = 0

	Dim sPathOnly As String
	sPathOnly = ""
	If nLastPos &lt;&gt; 0 Then
		sPathOnly = Left$( sDocURL, nLastPos - 1 )
	Endif
	
	REM Initialize type graphic URLs
	Dim mTypePictureNames
	Dim n as Integer
	mTypePictureNames = Array( "beef.wmf", "chicken.wmf", _
		"fish.wmf", "vegetable.wmf" )
	For n = 0 To 3
		mTypePictureURLs( n ) = sPathOnly + mTypePictureNames( n )
	Next n

	REM Set URL for Burger images in the headline
	Dim sBurgerPictureURL As String
	Dim oControlModel
	sBurgerPictureURL = sPathOnly + "burger.wmf"
	oControlModel = oForm.GetByName( "BurgerImage1" )
	oControlModel.ImageURL = sBurgerPictureURL
	oControlModel = oForm.GetByName( "BurgerImage2" )
	oControlModel.ImageURL = sBurgerPictureURL

	REM Create item listeners for checkboxes and radio buttons 
	REM To be registered by script using StarOne
	Dim oCheckboxListener
	Dim oAgeRadioListener
	Dim oTypeRadioListener
	oCheckboxListener = CreateUnoListener( "CheckBoxes_", "com.sun.star.awt.XItemListener" )
	oAgeRadioListener = CreateUnoListener( "Age_", "com.sun.star.awt.XItemListener" )
	oTypeRadioListener = CreateUnoListener( "Type_", "com.sun.star.awt.XItemListener" )

	REM Initialise type Data
	eType = TypeBeef
	nTypeRadioGroupStartIndex = 4
	nTypeRadioGroupEndIndex = nTypeRadioGroupStartIndex + 3
	Dim oController As Object
	Dim sHelpStr As String
	Dim oRadio
	mTypeNames = Array( "Beef", "Chicken", "Fish", "Vegetable" )
	mTypePrices	= Array( 1.5, 1.2, 1.8, 1.0 )
	For n = 0 To 3
		oRadio = oForm.GetByIndex( nTypeRadioGroupStartIndex + n )
'		Print
		sHelpStr = mTypeNames( n ) + " ($" + Format( mTypePrices( n ), "0.00" ) + ")"
		oRadio.Label = sHelpStr
		
		REM Get controller from view and register ItemListener
		oController = oView.GetControl( oRadio )
		oController.addItemListener( oTypeRadioListener )
			
		REM Check the first box by default
		If n = 0 Then
			oRadio.State = 1
		Endif
	Next n

	REM Initialise age data
	eAge = Age16To99
	nAgeRadioGroupStartIndex = 25
	nAgeRadioGroupEndIndex = nAgeRadioGroupStartIndex + 2
	For n = nAgeRadioGroupStartIndex To nAgeRadioGroupEndIndex
		REM Register ItemListener
		oRadio = oForm.GetByIndex( n )
		oController = oView.GetControl( oRadio )
		oController.addItemListener( oAgeRadioListener )
	Next n

	REM Initialise beverage data
	mBeverageNames = _
		Array( "None", "Water", "Cola", "Beer", "Red wine", "White wine", _
			   "Milk", "Ginger Ale", "Apple juice", "Orange juice" )
	mBeveragePrices = Array( 0, 1, 1.5, 2, 3, 3, 1.5, 1.5, 2, 2 )

	REM Initialize allowed beverages
	mAllowedBeverageLists( Age0To6 ) = Array( 0, 1, 6, 8, 9 )
	mAllowedBeverageLists( Age6To16 ) = Array( 0, 1, 2, 6, 7, 8, 9 )
	mAllowedBeverageLists( Age16To99 ) = Array( 0, 1, 2, 3, 4, 5, 6, 7, 8, 9 )
	UpdateBeverageList()			   
	
	REM Get topping names from checkbox labels
	Dim sNameStr As String	
	For n = 0 To 5
		sNameStr = "ToppingsCB" + right$( str$( n ), 1 )
		oControlModel = oForm.GetByName( sNameStr )

		REM Get controller from view and register ItemListener
		oController = oView.GetControl( oControlModel )
		oController.addItemListener( oCheckboxListener )

		REM Check the first box by default
		If n = 0 Then
			oControlModel.State = 1
		Endif
	Next n

	REM Get sauce names from checkbox labels
	For n = 0 To 3
		sNameStr = "SauceCB" + right$( str$( n ), 1 )
		oControlModel = oForm.GetByName( sNameStr )

		REM Get controller from view and register ItemListener
		oController = oView.GetControl( oControlModel )
		oController.addItemListener( oCheckboxListener )

		REM Check the first box by default
		If n = 0 Then
			oControlModel.State = 1
		Endif
	Next n

	REM Initialize NumberField	
	oControlModel = oForm.GetByName( "NumberField" )
	oControlModel.Value = 1

	REM Update the other controls
	UpdateBeverageList()
	UpdateAll()
End Sub

REM Beverage has changed, handler attached using UI
Sub BeverageChanged
	REM Update the other controls according to the new situation
	UpdateAll()
End Sub

REM Number has changed, handler attached using UI
Sub NumberChanged
	UpdateTotalPrice()
End Sub

REM Order button pressed, handler attached using UI
Sub OrderPressed
	Msgbox "Thank you for ordering!" + Chr$( 13 ) + "Your meal will be delivered soon!"
End Sub

REM StateChanged handler for all check box controls
REM Registered using addItemListener method in Sub InitOnLoad
Sub CheckBoxes_itemStateChanged
	REM Update the other controls according to the new situation
	UpdateAll()
End Sub

Sub CheckBoxes_Disposing
End Sub

REM StateChanged handler for age radio controls
REM Registered using addItemListener method in Sub InitOnLoad
Sub Age_itemStateChanged
	REM Update global age variable
	eAge = GetAge()
	
	REM Update beverage list according to the new age
	UpdateBeverageList()
	
	REM Update the other controls according to the new situation
	UpdateAll()
End Sub

Sub Age_disposing
End Sub

REM Help function: Get age from age radio buttons
Function GetAge As Integer
	Dim oRadio
	Dim n As Integer
	
	For n = nAgeRadioGroupStartIndex To nAgeRadioGroupEndIndex
		oRadio = oForm.GetByIndex( n )
		If oRadio.State = 1 Then
			GetAge = n - nAgeRadioGroupStartIndex
			Exit For
		Endif
	Next n
End Function

REM StateChanged handler for type radio controls
REM Registered using addItemListener method in Sub InitOnLoad
Sub Type_itemStateChanged
	REM Update global Type variable
	eType = GetType()
	
	REM Update the other controls according To the new situation
	UpdateAll()
End Sub

Sub Type_disposing
End Sub

REM Help function: Get type from type radio buttons
Function GetType As Integer
	Dim oRadio
	Dim n As Integer
	
	For n = nTypeRadioGroupStartIndex To nTypeRadioGroupEndIndex
		oRadio = oForm.GetByIndex( n )
		If oRadio.State = 1 Then
			GetType = n - nTypeRadioGroupStartIndex
			Exit For
		Endif
	Next n
End Function

REM Update controls according to the actual situation
Sub UpdateAll
	REM Set type image
	Dim oControlModel As Object
	oControlModel = oForm.GetByName( "TypeImage" )
	oControlModel.ImageURL = mTypePictureURLs( eType )
	
	REM Update choice text and calculate price
	Dim sChoiceText As String
	sChoiceText = "A " + mTypeNames( eType ) + "-Burger "
	fPrice = mTypePrices( eType )

	Dim bFirstTopping As Boolean
	Dim sNameStr As String	
	Dim n As Integer
	
	bFirstTopping = TRUE
	For n = 0 To 5
		sNameStr = "ToppingsCB" + right$( str$( n ), 1 )
		oControlModel = oForm.GetByName( sNameStr )
		
		REM If checked add checkox label to choice description
		If oControlModel.State = 1 Then
			If bFirstTopping = TRUE Then
				sChoiceText = sChoiceText + "with "		
				bFirstTopping = FALSE
			Else
				sChoiceText = sChoiceText + ", "
			Endif
			sChoiceText = sChoiceText + oControlModel.Label

			REM Add $0.10 for each topping
			fPrice = fPrice + 0.1
		Endif
	Next n
	
	REM No topping?!
	If bFirstTopping = TRUE Then
		sChoiceText = sChoiceText + Chr$( 13 ) + "No topping (Are you sure?)"
	Endif
	sChoiceText = sChoiceText + Chr$( 13 )

	REM Analyse sauces
	Dim bFirstSauce As Boolean
	
	bFirstSauce = TRUE
	For n = 0 To 3
		sNameStr = "SauceCB" + right$( str$( n ), 1 )
		oControlModel = oForm.GetByName( sNameStr )
		
		REM If checked add checkox label to choice description
		If oControlModel.State = 1 Then
			If bFirstSauce = TRUE Then
				sChoiceText = sChoiceText + "As Sauce(s): "		
				bFirstSauce = FALSE
			Else
				sChoiceText = sChoiceText + ", "
			Endif
			sChoiceText = sChoiceText + oControlModel.Label
		Endif
	Next n

	REM No sauce?!
	If bFirstSauce = TRUE Then
		sChoiceText = sChoiceText + "No sauce (Are you sure?)"
	Endif
	sChoiceText = sChoiceText + Chr$( 13 )

	REM Analyse beverage	
	Dim nBeverageIndex As Integer
	Dim nSelectedIndex As Integer
	Dim oBeverageLB As Object
	Dim mLBSelection
	Dim mAllowed
	oBeverageLB = oForm.GetByName( "BeverageLB" )
	mLBSelection = oBeverageLB.SelectedItems
	If Ubound( mLBSelection ) &gt;= 0 Then
		nSelectedIndex = mLBSelection( 0 )
		If nSelectedIndex &lt;&gt; 0 Then
			mAllowed = mAllowedBeverageLists( eAge )
			nBeverageIndex = mAllowed( nSelectedIndex )
			sChoiceText = sChoiceText + "Beverage: "  + mBeverageNames( nBeverageIndex )

			REM Add beverage prive
			fPrice = fPrice + mBeveragePrices( nBeverageIndex )
		Endif
	EndIf

	REM Update choice control
	Dim oChoiceTF As Object
	oChoiceTF = oForm.GetByName( "ChoiceTF" )
	oChoiceTF.Text = sChoiceText 
	
	REM Update price control
	Dim oPriceCF As Object
	oPriceCF = oForm.GetByName( "PriceCF" )
	oPriceCF.Value = fPrice
	UpdateTotalPrice()
End Sub

REM Calculate total price according to actual price and number
Sub UpdateTotalPrice
	Dim oNumberField As Object
	Dim oTotalCF As Object
	Dim nNumber
	Dim fTotal
	oNumberField = oForm.GetByName( "NumberField" )
	oTotalCF = oForm.GetByName( "TotalCF" )
	nNumber = oNumberField.Value
	fTotal = fPrice * nNumber
	oTotalCF.Value = fTotal
End Sub

REM Fill beverage list according to the chosen age
Sub UpdateBeverageList
	Dim nTotalIndex As Integer
	Dim nMaxIndex As Integer
	Dim sHelpStr As String
	Dim n As Integer
	Dim mAllowedList

	REM Create name list for selected age
	mAllowedList = mAllowedBeverageLists( eAge )	
	nMaxIndex = ubound( mAllowedList ) 
	Dim mNameList( nMaxIndex ) As String
	For n = 0 To nMaxIndex
		nTotalIndex = mAllowedList( n )
		sHelpStr = mBeverageNames( nTotalIndex )
		mNameList( n ) = sHelpStr + _
			" ($" + Format( mBeveragePrices( nTotalIndex ), "0.00" ) + ")"
	Next n
	
	REM Set name list to listbox
	Dim oBeverageLB As Object
	oBeverageLB = oForm.GetByName( "BeverageLB" )
	oBeverageLB.StringItemList = mNameLis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